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80000000600BFF629926B3AAB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edora_5f_release_5f_event2-subtitle">
      <style:graphic-properties draw:fill-color="#ffffff" draw:auto-grow-height="true" fo:min-height="3.175cm"/>
    </style:style>
    <style:style style:name="pr2" style:family="presentation" style:parent-style-name="Fedora_5f_release_5f_event2-title">
      <style:graphic-properties fo:min-height="4.445cm"/>
    </style:style>
    <style:style style:name="pr3" style:family="presentation" style:parent-style-name="Fedora_5f_release_5f_event2-notes">
      <style:graphic-properties draw:fill-color="#ffffff" draw:auto-grow-height="true" fo:min-height="12.573cm"/>
    </style:style>
    <style:style style:name="pr4" style:family="presentation" style:parent-style-name="Fedora_5f_release_5f_event2-subtitle">
      <style:graphic-properties draw:fill-color="#ffffff" draw:auto-grow-height="true" fo:min-height="6.35cm"/>
    </style:style>
    <style:style style:name="pr5" style:family="presentation" style:parent-style-name="Fedora_5f_release_5f_event2-title">
      <style:graphic-properties fo:min-height="1.905cm"/>
    </style:style>
    <style:style style:name="pr6" style:family="presentation" style:parent-style-name="Fedora_5f_release_5f_event2-subtitle">
      <style:graphic-properties draw:fill-color="#ffffff" draw:auto-grow-height="true" fo:min-height="6.874cm"/>
    </style:style>
    <style:style style:name="pr7" style:family="presentation" style:parent-style-name="Fedora_5f_release_5f_event2-subtitle">
      <style:graphic-properties draw:fill-color="#ffffff" draw:auto-grow-height="true" fo:min-height="9.683cm"/>
    </style:style>
    <style:style style:name="pr8" style:family="presentation" style:parent-style-name="Fedora_5f_release_5f_event2-subtitle">
      <style:graphic-properties draw:fill-color="#ffffff" draw:auto-grow-height="true" fo:min-height="13.335cm"/>
    </style:style>
    <style:style style:name="pr9" style:family="presentation" style:parent-style-name="Fedora_5f_release_5f_event2-subtitle">
      <style:graphic-properties draw:fill-color="#ffffff" draw:auto-grow-height="true" fo:min-height="10.587cm"/>
    </style:style>
    <style:style style:name="pr10" style:family="presentation" style:parent-style-name="Fedora_5f_release_5f_event2-title">
      <style:graphic-properties draw:auto-grow-height="true" fo:min-height="2.917cm"/>
    </style:style>
    <style:style style:name="pr11" style:family="presentation" style:parent-style-name="Fedora_5f_release_5f_event2-notes">
      <style:graphic-properties draw:fill-color="#ffffff" fo:min-height="12.322cm"/>
    </style:style>
    <style:style style:name="P1" style:family="paragraph">
      <style:paragraph-properties fo:text-align="center"/>
      <style:text-properties fo:color="#cccccc" style:font-name="Cantarell Extra Bold" fo:font-size="48pt" style:font-size-asian="48pt" style:font-size-complex="48pt"/>
    </style:style>
    <style:style style:name="P2" style:family="paragraph">
      <loext:graphic-properties draw:fill-color="#ffffff"/>
      <style:paragraph-properties fo:text-align="center"/>
      <style:text-properties fo:color="#cccccc" style:font-name="Cantarell Extra Bold" fo:font-size="48pt" style:font-size-asian="48pt" style:font-size-complex="48pt"/>
    </style:style>
    <style:style style:name="P3" style:family="paragraph">
      <style:text-properties style:font-name="Noto Sans Arabic UI Bk" style:font-name-complex="Noto Sans Arabic UI Bk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15%" fo:text-align="center" style:writing-mode="rl-tb"/>
      <style:text-properties fo:color="#cccccc" style:font-name="Noto Sans Arabic UI Bk" fo:font-size="48pt" style:font-size-asian="48pt" style:font-name-complex="Noto Sans Arabic UI Bk" style:font-size-complex="48pt"/>
    </style:style>
    <style:style style:name="P6" style:family="paragraph">
      <loext:graphic-properties draw:fill-color="#ffffff"/>
      <style:paragraph-properties fo:line-height="115%" fo:text-align="center" style:writing-mode="rl-tb"/>
      <style:text-properties fo:color="#cccccc" style:font-name="Noto Sans Arabic UI Bk" fo:font-size="48pt" style:font-size-asian="48pt" style:font-name-complex="Noto Sans Arabic UI Bk" style:font-size-complex="48pt"/>
    </style:style>
    <style:style style:name="P7" style:family="paragraph">
      <style:text-properties style:font-name="Cantarell Extra Bold" style:font-name-complex="Noto Sans Arabic UI Bk"/>
    </style:style>
    <style:style style:name="P8" style:family="paragraph">
      <style:text-properties style:font-name="Noto Sans Arabic UI Bk" fo:font-size="48pt" style:font-size-asian="48pt" style:font-name-complex="Noto Sans Arabic UI Bk" style:font-size-complex="48pt"/>
    </style:style>
    <style:style style:name="P9" style:family="paragraph">
      <style:paragraph-properties style:writing-mode="rl-tb"/>
      <style:text-properties style:font-name="Noto Sans Arabic UI Bk" style:font-name-complex="Noto Sans Arabic UI Bk"/>
    </style:style>
    <style:style style:name="P10" style:family="paragraph">
      <loext:graphic-properties draw:fill-color="#ffffff"/>
      <style:paragraph-properties style:writing-mode="rl-tb"/>
      <style:text-properties fo:color="#ffffff" style:font-name="Noto Sans Arabic UI Bk" fo:font-size="54pt" style:font-size-asian="54pt" style:font-name-complex="Noto Sans Arabic UI Bk" style:font-size-complex="54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</style:style>
    <style:style style:name="T1" style:family="text">
      <style:text-properties fo:color="#cccccc" style:font-name="Cantarell Extra Bold" fo:font-size="36pt" style:font-size-asian="36pt" style:font-size-complex="36pt"/>
    </style:style>
    <style:style style:name="T2" style:family="text">
      <style:text-properties style:font-name="Noto Sans Arabic UI Bk" fo:font-size="72pt" style:font-size-asian="60pt" style:font-name-complex="Noto Sans Arabic UI Bk" style:font-size-complex="60pt"/>
    </style:style>
    <style:style style:name="T3" style:family="text">
      <style:text-properties fo:color="#cccccc" style:font-name="Noto Sans Arabic UI Bk" fo:font-size="32pt" style:font-size-asian="32pt" style:font-name-complex="Noto Sans Arabic UI Bk" style:font-size-complex="32pt"/>
    </style:style>
    <style:style style:name="T4" style:family="text">
      <style:text-properties style:font-name="Noto Sans Arabic UI Bk" fo:font-size="66pt" style:font-size-asian="54pt" style:font-name-complex="Noto Sans Arabic UI Bk" style:font-size-complex="54pt"/>
    </style:style>
    <style:style style:name="T5" style:family="text">
      <style:text-properties style:font-name="Noto Sans Arabic UI Bk" fo:font-size="28pt" style:font-size-asian="24pt" style:font-name-complex="Noto Sans Arabic UI Bk" style:font-size-complex="24pt"/>
    </style:style>
    <style:style style:name="T6" style:family="text">
      <style:text-properties fo:color="#cccccc" style:font-name="Cantarell Extra Bold" fo:font-size="32pt" style:font-size-asian="32pt" style:font-name-complex="Noto Sans Arabic UI Bk" style:font-size-complex="32pt"/>
    </style:style>
    <style:style style:name="T7" style:family="text">
      <style:text-properties style:font-name="Noto Sans Arabic UI Bk" fo:font-size="54pt" style:font-size-asian="44pt" style:font-name-complex="Noto Sans Arabic UI Bk" style:font-size-complex="44pt"/>
    </style:style>
    <style:style style:name="T8" style:family="text">
      <style:text-properties style:font-name="Noto Sans Arabic UI Bk" fo:font-size="60pt" style:font-size-asian="48pt" style:font-name-complex="Noto Sans Arabic UI Bk" style:font-size-complex="48pt"/>
    </style:style>
    <style:style style:name="T9" style:family="text">
      <style:text-properties style:font-name="Cantarell Extra Bold" fo:font-size="28pt" style:font-size-asian="24pt" style:font-name-complex="Noto Sans Arabic UI Bk" style:font-size-complex="24pt"/>
    </style:style>
    <style:style style:name="T10" style:family="text">
      <style:text-properties fo:color="#ffffff" style:text-outline="false" style:text-line-through-style="none" style:text-line-through-type="none" style:font-name="Noto Sans Arabic UI Bk" fo:font-size="54pt" fo:font-style="normal" fo:text-shadow="none" style:text-underline-style="none" fo:font-weight="bold" style:font-name-asian="Andale Sans UI" style:font-size-asian="44pt" style:font-style-asian="normal" style:font-weight-asian="normal" style:font-name-complex="Noto Sans Arabic UI Bk" style:font-size-complex="44pt" style:font-style-complex="normal" style:font-weight-complex="normal" style:text-emphasize="none" style:font-relief="none"/>
    </style:style>
    <style:style style:name="T11" style:family="text">
      <style:text-properties fo:color="#ffffff" style:text-outline="false" style:text-line-through-style="none" style:text-line-through-type="none" style:font-name="Noto Sans Arabic UI Bk" fo:font-size="60pt" fo:font-style="normal" fo:text-shadow="none" style:text-underline-style="none" fo:font-weight="bold" style:font-name-asian="Andale Sans UI" style:font-size-asian="48pt" style:font-style-asian="normal" style:font-weight-asian="normal" style:font-name-complex="Noto Sans Arabic UI Bk" style:font-size-complex="48pt" style:font-style-complex="normal" style:font-weight-complex="normal" style:text-emphasize="none" style:font-relief="none"/>
    </style:style>
    <style:style style:name="T12" style:family="text">
      <style:text-properties fo:color="#cccccc" style:text-outline="false" style:text-line-through-style="none" style:text-line-through-type="none" style:font-name="Noto Sans Arabic UI Bk" fo:font-size="48pt" fo:font-style="normal" fo:text-shadow="none" style:text-underline-style="none" fo:font-weight="normal" style:font-name-asian="Andale Sans UI" style:font-size-asian="48pt" style:font-style-asian="normal" style:font-weight-asian="normal" style:font-name-complex="Noto Sans Arabic UI Bk" style:font-size-complex="48pt" style:font-style-complex="normal" style:font-weight-complex="normal" style:text-emphasize="none" style:font-relief="none"/>
    </style:style>
    <style:style style:name="T13" style:family="text">
      <style:text-properties fo:color="#cccccc" style:font-name="Noto Sans Arabic UI Bk" fo:font-size="40pt" style:font-size-asian="40pt" style:font-name-complex="Noto Sans Arabic UI Bk" style:font-size-complex="40pt"/>
    </style:style>
    <style:style style:name="T14" style:family="text">
      <style:text-properties fo:color="#cccccc" style:text-outline="false" style:text-line-through-style="none" style:text-line-through-type="none" style:font-name="Noto Sans Arabic UI Bk" fo:font-size="48pt" fo:font-style="normal" fo:text-shadow="none" style:text-underline-style="none" fo:font-weight="bold" style:font-name-asian="Andale Sans UI" style:font-size-asian="48pt" style:font-style-asian="normal" style:font-weight-asian="normal" style:font-name-complex="Noto Sans Arabic UI Bk" style:font-size-complex="48pt" style:font-style-complex="normal" style:font-weight-complex="normal" style:text-emphasize="none" style:font-relief="none"/>
    </style:style>
    <style:style style:name="T15" style:family="text">
      <style:text-properties fo:color="#ffffff" style:font-name="Noto Sans Arabic UI Bk" fo:font-size="80pt" style:font-size-asian="80pt" style:font-name-complex="Noto Sans Arabic UI Bk" style:font-size-complex="80pt"/>
    </style:style>
    <style:style style:name="T16" style:family="text">
      <style:text-properties fo:color="#dddddd" style:font-name="Noto Sans Arabic UI Bk" fo:font-size="54pt" style:font-size-asian="54pt" style:font-name-complex="Noto Sans Arabic UI Bk" style:font-size-complex="54pt"/>
    </style:style>
    <style:style style:name="T17" style:family="text">
      <style:text-properties fo:color="#ffffff" style:text-outline="false" style:text-line-through-style="none" style:text-line-through-type="none" style:font-name="Nimbus Sans L4" fo:font-size="16pt" fo:font-style="normal" fo:text-shadow="none" style:text-underline-style="none" fo:font-weight="bold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8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_5f_release_5f_event2" presentation:presentation-page-layout-name="AL1T0">
        <office:forms form:automatic-focus="false" form:apply-design-mode="false"/>
        <draw:frame presentation:style-name="pr1" draw:text-style-name="P2" draw:layer="layout" svg:width="24.67cm" svg:height="3.175cm" svg:x="1.905cm" svg:y="10.795cm" presentation:class="subtitle" presentation:user-transformed="true">
          <draw:text-box>
            <text:p text:style-name="P1"><text:span text:style-name="T1">Types of Operating System</text:span></text:p>
          </draw:text-box>
        </draw:frame>
        <draw:frame presentation:style-name="pr2" draw:text-style-name="P3" draw:layer="layout" svg:width="24.67cm" svg:height="4.445cm" svg:x="1.905cm" svg:y="6.567cm" presentation:class="title" presentation:user-transformed="true">
          <draw:text-box>
            <text:p text:style-name="P3"><text:span text:style-name="T2">انواع سیستم عامل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Fedora_5f_release_5f_event2" presentation:presentation-page-layout-name="AL1T0">
        <office:forms form:automatic-focus="false" form:apply-design-mode="false"/>
        <draw:frame presentation:style-name="pr1" draw:text-style-name="P6" draw:layer="layout" svg:width="24.67cm" svg:height="3.523cm" svg:x="1.905cm" svg:y="10.621cm" presentation:class="subtitle" presentation:user-transformed="true">
          <draw:text-box>
            <text:p text:style-name="P5"><text:span text:style-name="T3">سیستم عامل از اولین نسل کامپیوتر وجود داشته‌اند و پیشرفت کرده‌اند</text:span></text:p>
          </draw:text-box>
        </draw:frame>
        <draw:frame presentation:style-name="pr2" draw:text-style-name="P3" draw:layer="layout" svg:width="24.67cm" svg:height="4.445cm" svg:x="1.905cm" svg:y="5.715cm" presentation:class="title" presentation:user-transformed="true">
          <draw:text-box>
            <text:p text:style-name="P3"><text:span text:style-name="T4">انواع سیستم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Fedora_5f_release_5f_event2" presentation:presentation-page-layout-name="AL1T0">
        <office:forms form:automatic-focus="false" form:apply-design-mode="false"/>
        <draw:frame presentation:style-name="pr4" draw:text-style-name="P6" draw:layer="layout" svg:width="24.67cm" svg:height="7.045cm" svg:x="1.93cm" svg:y="9.612cm" presentation:class="subtitle" presentation:user-transformed="true">
          <draw:text-box>
            <text:p text:style-name="P5"><text:span text:style-name="T3">قابلیت کار مستقیم نداشتند</text:span></text:p>
            <text:p text:style-name="P5"><text:span text:style-name="T3">آماده سازی جداگانه و اجرای غیر همزمان دستور‌ها</text:span></text:p>
            <text:p text:style-name="P5"><text:span text:style-name="T3">اجرا به صورت مجموعه دستورات</text:span></text:p>
          </draw:text-box>
        </draw:frame>
        <draw:frame presentation:style-name="pr2" draw:text-style-name="P3" draw:layer="layout" svg:width="24.67cm" svg:height="4.445cm" svg:x="2cm" svg:y="3.175cm" presentation:class="title" presentation:user-transformed="true">
          <draw:text-box>
            <text:p text:style-name="P3"><text:span text:style-name="T4">سیستم عامل کارتی</text:span></text:p>
          </draw:text-box>
        </draw:frame>
        <draw:frame presentation:style-name="pr5" draw:text-style-name="P3" draw:layer="layout" svg:width="24.67cm" svg:height="1.905cm" svg:x="2cm" svg:y="6.985cm" presentation:class="title" presentation:user-transformed="true">
          <draw:text-box>
            <text:p text:style-name="P3"><text:span text:style-name="T5">Batch operating system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6" draw:layer="layout" svg:width="24.67cm" svg:height="7.045cm" svg:x="1.905cm" svg:y="8.916cm" presentation:class="subtitle" presentation:user-transformed="true">
          <draw:text-box>
            <text:list text:style-name="L1">
              <text:list-item>
                <text:p text:style-name="P5"><text:span text:style-name="T3"><text:s/>فقدان ارتباط بین کاربر و فعالیت</text:span></text:p>
              </text:list-item>
              <text:list-item>
                <text:p text:style-name="P5"><text:span text:style-name="T3"><text:s/>بازدهی پایین به علت کندی دستگاه های ورودی/خروجی و بیکاری </text:span><text:span text:style-name="T6">cpu</text:span></text:p>
              </text:list-item>
              <text:list-item>
                <text:p text:style-name="P5"><text:span text:style-name="T3"><text:s/>سخت بودن تعریف اولویت ها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 text:style-name="P3"><text:span text:style-name="T7">مشکل سیستم‌های کارتی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Fedora_5f_release_5f_event2" presentation:presentation-page-layout-name="AL1T0">
        <office:forms form:automatic-focus="false" form:apply-design-mode="false"/>
        <draw:frame presentation:style-name="pr7" draw:text-style-name="P6" draw:layer="layout" svg:width="24.67cm" svg:height="9.683cm" svg:x="1.93cm" svg:y="8.732cm" presentation:class="subtitle" presentation:user-transformed="true">
          <draw:text-box>
            <text:p text:style-name="P5"><text:span text:style-name="T3">استفاده همزمان کاربران مختلف</text:span></text:p>
            <text:p text:style-name="P5"><text:span text:style-name="T3">به وسیله درگاه مختلف و همزمان</text:span></text:p>
            <text:p text:style-name="P5"><text:span text:style-name="T3">جابه‌جایی متوالی بین کارها</text:span></text:p>
            <text:p text:style-name="P5"><text:span text:style-name="T3">تمرکز روی پاسخ دهی سریع‌تر به جای فعالیت بیشتر</text:span></text:p>
          </draw:text-box>
        </draw:frame>
        <draw:frame presentation:style-name="pr2" draw:text-style-name="P3" draw:layer="layout" svg:width="24.67cm" svg:height="4.445cm" svg:x="2cm" svg:y="3.175cm" presentation:class="title" presentation:user-transformed="true">
          <draw:text-box>
            <text:p text:style-name="P3"><text:span text:style-name="T8">سیستم عامل تقسیم زمانی</text:span></text:p>
          </draw:text-box>
        </draw:frame>
        <draw:frame presentation:style-name="pr5" draw:text-style-name="P7" draw:layer="layout" svg:width="24.67cm" svg:height="1.905cm" svg:x="2cm" svg:y="6.985cm" presentation:class="title" presentation:user-transformed="true">
          <draw:text-box>
            <text:p text:style-name="P7"><text:span text:style-name="T9">Time-sharing operating system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6" draw:layer="layout" svg:width="24.67cm" svg:height="6.874cm" svg:x="1.905cm" svg:y="9.001cm" presentation:class="subtitle" presentation:user-transformed="true">
          <draw:text-box>
            <text:list text:style-name="L1">
              <text:list-item>
                <text:p text:style-name="P5"><text:span text:style-name="T3"><text:s/>پاسخ سریع و همزمان</text:span></text:p>
              </text:list-item>
              <text:list-item>
                <text:p text:style-name="P5"><text:span text:style-name="T3"><text:s/>عدم نیاز به سخت افزار تکراری و اضافی</text:span></text:p>
              </text:list-item>
              <text:list-item>
                <text:p text:style-name="P5"><text:span text:style-name="T3">کاهش زمان بیکاری </text:span><text:span text:style-name="T6">cpu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 text:style-name="P3"><text:span text:style-name="T10">مزایای سیستم‌های </text:span><text:span text:style-name="T8">تقسیم زمانی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6" draw:layer="layout" svg:width="24.67cm" svg:height="6.874cm" svg:x="1.905cm" svg:y="9.001cm" presentation:class="subtitle" presentation:user-transformed="true">
          <draw:text-box>
            <text:list text:style-name="L1">
              <text:list-item>
                <text:p text:style-name="P5"><text:span text:style-name="T3"><text:s/>قابلیت اطمینان کم</text:span></text:p>
              </text:list-item>
              <text:list-item>
                <text:p text:style-name="P5"><text:span text:style-name="T3"><text:s/>مشکل امنیت و یکپارچگی برنامه ها و اطلاعات</text:span></text:p>
              </text:list-item>
              <text:list-item>
                <text:p text:style-name="P5"><text:span text:style-name="T3"><text:s/>مشکل تبادل اطلاعات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 text:style-name="P3"><text:span text:style-name="T10">مشکل سیستم‌های </text:span><text:span text:style-name="T8">تقسیم زمانی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Fedora_5f_release_5f_event2" presentation:presentation-page-layout-name="AL1T0">
        <office:forms form:automatic-focus="false" form:apply-design-mode="false"/>
        <draw:frame presentation:style-name="pr4" draw:text-style-name="P6" draw:layer="layout" svg:width="24.67cm" svg:height="10.567cm" svg:x="1.93cm" svg:y="7.852cm" presentation:class="subtitle" presentation:user-transformed="true">
          <draw:text-box>
            <text:p text:style-name="P5"><text:span text:style-name="T3">متشکل از چند پردازنده برای اجرای چندین برنامه همزمان و کاربر مختلف</text:span></text:p>
            <text:p text:style-name="P5"><text:span text:style-name="T3">پردازنده ها از طریق کابل های سرعت بالا یا خطوط تلفن با هم مرتبط هستند</text:span></text:p>
            <text:p text:style-name="P5"><text:span text:style-name="T3">پردازنده ها ممکن است متفاوت باشند مثل سایت، سرور، نود شبکه یا کامپیوتر و ...</text:span></text:p>
          </draw:text-box>
        </draw:frame>
        <draw:frame presentation:style-name="pr2" draw:text-style-name="P3" draw:layer="layout" svg:width="24.67cm" svg:height="4.445cm" svg:x="1.905cm" svg:y="1.905cm" presentation:class="title" presentation:user-transformed="true">
          <draw:text-box>
            <text:p text:style-name="P3"><text:span text:style-name="T8">سیستم عامل توزیع‌شده</text:span></text:p>
          </draw:text-box>
        </draw:frame>
        <draw:frame presentation:style-name="pr5" draw:text-style-name="P7" draw:layer="layout" svg:width="24.67cm" svg:height="1.905cm" svg:x="1.905cm" svg:y="5.715cm" presentation:class="title" presentation:user-transformed="true">
          <draw:text-box>
            <text:p text:style-name="P7"><text:span text:style-name="T9">Distributed operating System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Fedora_5f_release_5f_event2" presentation:presentation-page-layout-name="AL1T0">
        <office:forms form:automatic-focus="false" form:apply-design-mode="false"/>
        <draw:frame presentation:style-name="pr8" draw:text-style-name="P6" draw:layer="layout" svg:width="24.67cm" svg:height="14.089cm" svg:x="1.905cm" svg:y="5.338cm" presentation:class="subtitle" presentation:user-transformed="true">
          <draw:text-box>
            <text:list text:style-name="L1">
              <text:list-item>
                <text:p text:style-name="P5"><text:span text:style-name="T3"><text:s/>کاربر می تواند </text:span><text:span text:style-name="T6">از ویژگی‌های سیستم‌های دیگر هم استفاده کند</text:span></text:p>
              </text:list-item>
              <text:list-item>
                <text:p text:style-name="P5"><text:span text:style-name="T6">انتقال اطلاعات سریع‌تر</text:span></text:p>
              </text:list-item>
              <text:list-item>
                <text:p text:style-name="P5"><text:span text:style-name="T6">اگر یکی از کار بیافتد بقیه می‌توانند جای آن را پر کنند</text:span></text:p>
              </text:list-item>
              <text:list-item>
                <text:p text:style-name="P5"><text:span text:style-name="T6">خدمات بهتر به کاربر ها</text:span></text:p>
              </text:list-item>
              <text:list-item>
                <text:p text:style-name="P5"><text:span text:style-name="T6">کاهش فشار کاری روی یک نقطه</text:span></text:p>
              </text:list-item>
              <text:list-item>
                <text:p text:style-name="P5"><text:span text:style-name="T6">کاهش تاخیر پردازش اطلاعات</text:span></text:p>
              </text:list-item>
            </text:list>
          </draw:text-box>
        </draw:frame>
        <draw:frame presentation:style-name="pr2" draw:text-style-name="P3" draw:layer="layout" svg:width="24.67cm" svg:height="4.445cm" svg:x="2cm" svg:y="0.635cm" presentation:class="title" presentation:user-transformed="true">
          <draw:text-box>
            <text:p text:style-name="P3"><text:span text:style-name="T10">مزایای سیستم‌های </text:span><text:span text:style-name="T11">توزیع‌شده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Fedora_5f_release_5f_event2" presentation:presentation-page-layout-name="AL1T0">
        <office:forms form:automatic-focus="false" form:apply-design-mode="false"/>
        <draw:frame presentation:style-name="pr4" draw:text-style-name="P6" draw:layer="layout" svg:width="24.67cm" svg:height="8.806cm" svg:x="1.93cm" svg:y="8.732cm" presentation:class="subtitle" presentation:user-transformed="true">
          <draw:text-box>
            <text:p text:style-name="P5"><text:span text:style-name="T3">اجرا بر روی سرور، امکان مدیریت اطلاعات، کاربران، گروه‌ها، امنیت و برنامه‌ها و ...</text:span></text:p>
            <text:p text:style-name="P5"><text:span text:style-name="T3">هدف اولیه اشتراک فایل و پرینتر برای کاربران</text:span></text:p>
            <text:p text:style-name="P5"><text:span text:style-name="T3">سیستم عامل سرور مثل ویندوز سرور، یونیکس، لینوکس، مک و </text:span><text:span text:style-name="T6">BSD</text:span></text:p>
          </draw:text-box>
        </draw:frame>
        <draw:frame presentation:style-name="pr2" draw:text-style-name="P3" draw:layer="layout" svg:width="24.67cm" svg:height="4.445cm" svg:x="2cm" svg:y="3.175cm" presentation:class="title" presentation:user-transformed="true">
          <draw:text-box>
            <text:p text:style-name="P3"><text:span text:style-name="T8">سیستم عامل شبکه‌ای</text:span></text:p>
          </draw:text-box>
        </draw:frame>
        <draw:frame presentation:style-name="pr5" draw:text-style-name="P7" draw:layer="layout" svg:width="24.67cm" svg:height="1.905cm" svg:x="2cm" svg:y="6.985cm" presentation:class="title" presentation:user-transformed="true">
          <draw:text-box>
            <text:p text:style-name="P7"><text:span text:style-name="T9">Network operating System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6" draw:layer="layout" svg:width="24.67cm" svg:height="8.806cm" svg:x="1.905cm" svg:y="8.036cm" presentation:class="subtitle" presentation:user-transformed="true">
          <draw:text-box>
            <text:list text:style-name="L1">
              <text:list-item>
                <text:p text:style-name="P5"><text:span text:style-name="T3"><text:s/>پایداری بالای سرور ها</text:span></text:p>
              </text:list-item>
              <text:list-item>
                <text:p text:style-name="P5"><text:span text:style-name="T3"><text:s/>امکان مدیریت امنیت</text:span></text:p>
              </text:list-item>
              <text:list-item>
                <text:p text:style-name="P5"><text:span text:style-name="T3">به‌روزرسانی راحت تکنولوژی و سخت افزار</text:span></text:p>
              </text:list-item>
              <text:list-item>
                <text:p text:style-name="P5"><text:span text:style-name="T3">امکان دسترسی راه دور و با سیستم های مختلف</text:span></text:p>
              </text:list-item>
            </text:list>
          </draw:text-box>
        </draw:frame>
        <draw:frame presentation:style-name="pr2" draw:text-style-name="P3" draw:layer="layout" svg:width="24.67cm" svg:height="4.445cm" svg:x="2cm" svg:y="3.81cm" presentation:class="title" presentation:user-transformed="true">
          <draw:text-box>
            <text:p text:style-name="P3"><text:span text:style-name="T10">مزایای سیستم‌های </text:span><text:span text:style-name="T11">شبکه‌ای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6" draw:layer="layout" svg:width="24.67cm" svg:height="6.874cm" svg:x="1.905cm" svg:y="9.001cm" presentation:class="subtitle" presentation:user-transformed="true">
          <draw:text-box>
            <text:list text:style-name="L1">
              <text:list-item>
                <text:p text:style-name="P5"><text:span text:style-name="T3"><text:s/>هزینه‌ی بالای خرید و راه اندازی</text:span></text:p>
              </text:list-item>
              <text:list-item>
                <text:p text:style-name="P5"><text:span text:style-name="T3"><text:s/>وابستگی به یک مکان برای بیشتر چیزها</text:span></text:p>
              </text:list-item>
              <text:list-item>
                <text:p text:style-name="P5"><text:span text:style-name="T3"><text:s/>نیاز دوره ای به نگهداری و بروزرسانی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 text:style-name="P3"><text:span text:style-name="T10">مشکل سیستم‌های </text:span><text:span text:style-name="T11">شبکه‌ای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Fedora_5f_release_5f_event2" presentation:presentation-page-layout-name="AL1T0">
        <office:forms form:automatic-focus="false" form:apply-design-mode="false"/>
        <draw:frame presentation:style-name="pr4" draw:text-style-name="P6" draw:layer="layout" svg:width="24.67cm" svg:height="8.806cm" svg:x="1.93cm" svg:y="8.732cm" presentation:class="subtitle" presentation:user-transformed="true">
          <draw:text-box>
            <text:p text:style-name="P5"><text:span text:style-name="T3">سیستم پردازش اطلاعات با تاخیر ناچیز که امکان کنترل محیط را دارند</text:span></text:p>
            <text:p text:style-name="P5"><text:span text:style-name="T3">هنگامی که زمان محدودی برای پردازش جریان اطلاعات در ابزار های کنترلی</text:span></text:p>
            <text:p text:style-name="P5"><text:span text:style-name="T3">طراحی دقیق و مقید به محدوده زمانی</text:span></text:p>
          </draw:text-box>
        </draw:frame>
        <draw:frame presentation:style-name="pr2" draw:text-style-name="P3" draw:layer="layout" svg:width="24.67cm" svg:height="4.445cm" svg:x="2cm" svg:y="1.905cm" presentation:class="title" presentation:user-transformed="true">
          <draw:text-box>
            <text:p text:style-name="P3"><text:span text:style-name="T8">سیستم عامل همزمان</text:span></text:p>
          </draw:text-box>
        </draw:frame>
        <draw:frame presentation:style-name="pr5" draw:text-style-name="P7" draw:layer="layout" svg:width="24.67cm" svg:height="1.905cm" svg:x="2cm" svg:y="5.715cm" presentation:class="title" presentation:user-transformed="true">
          <draw:text-box>
            <text:p text:style-name="P7"><text:span text:style-name="T9">Real Time operating System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6" draw:layer="layout" svg:width="24.67cm" svg:height="7.069cm" svg:x="1.905cm" svg:y="8.904cm" presentation:class="subtitle" presentation:user-transformed="true">
          <draw:text-box>
            <text:list text:style-name="L1">
              <text:list-header>
                <text:p text:style-name="P5"><text:span text:style-name="T3">آزمایش علمی، سیستم تصویری درمانی، سیستم کنترل صنعتی، سیستم های نظامی و دفاعی، ربات‌ها، سیستم کنترل ترافیک هوایی و ...</text:span></text:p>
              </text:list-header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 text:style-name="P3"><text:span text:style-name="T10">موارد استفاده سیستم همزمان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6" draw:layer="layout" svg:width="24.67cm" svg:height="6.874cm" svg:x="1.905cm" svg:y="9.003cm" presentation:class="subtitle" presentation:user-transformed="true">
          <draw:text-box>
            <text:list text:style-name="L1">
              <text:list-item>
                <text:p text:style-name="P5"><text:span text:style-name="T12"><text:s/></text:span><text:span text:style-name="T13">همزمان سخت</text:span></text:p>
              </text:list-item>
              <text:list-item>
                <text:p text:style-name="P5"><text:span text:style-name="T12"><text:s/></text:span><text:span text:style-name="T13">همزمان نرم</text:span></text:p>
              </text:list-item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 text:style-name="P3"><text:span text:style-name="T10">انواع سیستم‌های همزمان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6" draw:layer="layout" svg:width="24.67cm" svg:height="6.874cm" svg:x="1.905cm" svg:y="9.001cm" presentation:class="subtitle" presentation:user-transformed="true">
          <draw:text-box>
            <text:list text:style-name="L1">
              <text:list-header>
                <text:p text:style-name="P5"><text:span text:style-name="T3">تضمین این که عملیات بحرانی در مدت معین انجام شود. حافظه دوم ندارد یا خیلی محدود هست و حافظه مجازی معمولا ندارند</text:span></text:p>
              </text:list-header>
            </text:list>
          </draw:text-box>
        </draw:frame>
        <draw:frame presentation:style-name="pr2" draw:text-style-name="P3" draw:layer="layout" svg:width="24.67cm" svg:height="4.445cm" svg:x="2.01cm" svg:y="4.984cm" presentation:class="title" presentation:user-transformed="true">
          <draw:text-box>
            <text:p text:style-name="P3"><text:span text:style-name="T14">همزمان سخت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Fedora_5f_release_5f_event2" presentation:presentation-page-layout-name="AL1T0">
        <office:forms form:automatic-focus="false" form:apply-design-mode="false"/>
        <draw:frame presentation:style-name="pr6" draw:text-style-name="P6" draw:layer="layout" svg:width="24.67cm" svg:height="8.836cm" svg:x="1.905cm" svg:y="8.021cm" presentation:class="subtitle" presentation:user-transformed="true">
          <draw:text-box>
            <text:list text:style-name="L1">
              <text:list-header>
                <text:p text:style-name="P5"><text:span text:style-name="T3">عملیات بحرانی اولویت بیشتری دارند. ابزار کمتری به نسبت سخت دارد</text:span></text:p>
                <text:p text:style-name="P5"><text:span text:style-name="T3">برای کار های چدرسانه‌ای، واقعیت مجازی، پروژه‌خای پیشرفته علمی مثل اکتشافات زیر دریا و یا سفرهای فضایی</text:span></text:p>
              </text:list-header>
            </text:list>
          </draw:text-box>
        </draw:frame>
        <draw:frame presentation:style-name="pr2" draw:text-style-name="P8" draw:layer="layout" svg:width="24.67cm" svg:height="4.445cm" svg:x="2cm" svg:y="3.81cm" presentation:class="title" presentation:user-transformed="true">
          <draw:text-box>
            <text:p text:style-name="P8"><text:span text:style-name="T14">همزمان </text:span><text:span text:style-name="T14">نرم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3" draw:text-style-name="P4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Fedora_5f_release_5f_event2" presentation:presentation-page-layout-name="AL1T0">
        <office:forms form:automatic-focus="false" form:apply-design-mode="false"/>
        <draw:frame presentation:style-name="pr9" draw:text-style-name="P10" draw:layer="layout" svg:width="24.694cm" svg:height="10.587cm" svg:x="1.905cm" svg:y="5.207cm" presentation:class="subtitle" presentation:user-transformed="true">
          <draw:text-box>
            <text:p text:style-name="P9"><text:span text:style-name="T15">پایان</text:span></text:p>
            <text:p text:style-name="P9"><text:span text:style-name="T16">سوال؟</text:span></text:p>
          </draw:text-box>
        </draw:frame>
        <draw:frame presentation:style-name="pr10" draw:layer="layout" svg:width="23.5cm" svg:height="2.917cm" svg:x="1.265cm" svg:y="17.109cm" presentation:class="title" presentation:user-transformed="true">
          <draw:text-box>
            <text:p text:style-name="P11"><text:span text:style-name="T17">Web: http://ramsarlug.org</text:span><text:span text:style-name="T17"><text:line-break/></text:span><text:span text:style-name="T17">instagram: @ramsarlug</text:span><text:span text:style-name="T17"><text:line-break/></text:span><text:span text:style-name="T17">telegram: @</text:span><text:span text:style-name="T18">ramsarlu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1" draw:text-style-name="P12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80000000600BFF629926B3AAB7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2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4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office:forms form:automatic-focus="false" form:apply-design-mode="false"/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2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0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3T02:47:26.167059984</meta:creation-date>
    <meta:editing-duration>PT4H6M1S</meta:editing-duration>
    <meta:editing-cycles>50</meta:editing-cycles>
    <meta:generator>LibreOffice/6.2.8.2$Linux_X86_64 LibreOffice_project/20$Build-2</meta:generator>
    <dc:description>Based on "What About Fedora ?" by Bert Desmet (https://fedoraproject.org/wiki/Presentations_Previous_Releases). License: CC-BY-SA</dc:description>
    <dc:date>2020-01-03T02:21:43.985611342</dc:date>
    <meta:document-statistic meta:object-count="128"/>
  </office:meta>
</office:document-meta>
</file>